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2LVL2" text:bullet-char="">
        <style:list-level-properties text:space-before="0.25in" text:min-label-width="0.3in"/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ListParagraph" style:master-page-name="MP0" style:list-style-name="LFO1" style:family="paragraph">
      <style:paragraph-properties fo:break-before="page" style:vertical-align="auto" fo:margin-top="0.0694in" fo:margin-bottom="0.0694in" fo:line-height="100%"/>
      <style:text-properties fo:hyphenate="true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sv" style:country-asian="SE"/>
    </style:style>
    <style:style style:name="P3" style:parent-style-name="ListParagraph" style:family="paragraph">
      <style:paragraph-properties style:vertical-align="auto" fo:margin-top="0.0694in" fo:margin-bottom="0.0694in" fo:line-height="100%" fo:margin-left="0.2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4" style:parent-style-name="ListParagraph" style:list-style-name="LFO1" style:family="paragraph">
      <style:paragraph-properties style:vertical-align="auto"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style:language-asian="sv" style:country-asian="SE" fo:hyphenate="true"/>
    </style:style>
    <style:style style:name="P5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6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7" style:parent-style-name="DefaultParagraphFont" style:family="text">
      <style:text-properties style:font-name="Arial" style:font-name-asian="Times New Roman" style:font-name-complex="Arial" fo:font-style="italic" style:font-style-asian="italic" fo:color="#000000" fo:font-size="11.5pt" style:font-size-asian="11.5pt" style:font-size-complex="11.5pt" fo:language="en" fo:country="US" style:language-asian="sv" style:country-asian="SE"/>
    </style:style>
    <style:style style:name="T8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10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11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P12" style:parent-style-name="ListParagraph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13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14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15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16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17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P18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1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20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21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T22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P23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24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style:language-asian="sv" style:country-asian="SE" fo:hyphenate="true"/>
    </style:style>
    <style:style style:name="P25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26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fo:hyphenate="true"/>
    </style:style>
    <style:style style:name="T27" style:parent-style-name="DefaultParagraphFont" style:family="text">
      <style:text-properties style:font-name="Arial" style:font-name-complex="Arial" fo:font-size="11.5pt" style:font-size-asian="11.5pt" style:font-size-complex="11.5pt" fo:language="en" fo:country="US" style:language-asian="sv" style:country-asian="SE"/>
    </style:style>
    <style:style style:name="T28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/>
    </style:style>
    <style:style style:name="P29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tyle="italic" style:font-style-asian="italic" fo:color="#000000" fo:font-size="11.5pt" style:font-size-asian="11.5pt" style:font-size-complex="11.5pt" fo:language="en" fo:country="US" style:language-asian="sv" style:country-asian="SE" fo:hyphenate="true"/>
    </style:style>
    <style:style style:name="P30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font-style="italic" style:font-style-asian="italic" fo:color="#000000" fo:font-size="11.5pt" style:font-size-asian="11.5pt" style:font-size-complex="11.5pt" fo:language="en" fo:country="US" style:language-asian="sv" style:country-asian="SE" fo:hyphenate="true"/>
    </style:style>
    <style:style style:name="P31" style:parent-style-name="ListParagraph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32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T33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/>
    </style:style>
    <style:style style:name="T34" style:parent-style-name="DefaultParagraphFont" style:family="text"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style:language-asian="sv" style:country-asian="SE"/>
    </style:style>
    <style:style style:name="P35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36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37" style:parent-style-name="Normal" style:family="paragraph">
      <style:paragraph-properties fo:margin-top="0.0694in" fo:margin-bottom="0.0694in" fo:line-height="100%" fo:margin-left="0.55in">
        <style:tab-stops/>
      </style:paragraph-properties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38" style:parent-style-name="ListParagraph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fo:color="#000000" fo:font-size="11.5pt" style:font-size-asian="11.5pt" style:font-size-complex="11.5pt" fo:language="en" fo:country="US" style:language-asian="sv" style:country-asian="SE" fo:hyphenate="true"/>
    </style:style>
    <style:style style:name="P39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40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1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2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43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4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style:language-asian="sv" style:country-asian="SE" fo:hyphenate="true"/>
    </style:style>
    <style:style style:name="P45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6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7" style:parent-style-name="Normal" style:list-style-name="LFO1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fo:font-size="11.5pt" style:font-size-asian="11.5pt" style:font-size-complex="11.5pt" fo:language="en" fo:country="US" style:language-asian="sv" style:country-asian="SE" fo:hyphenate="true"/>
    </style:style>
    <style:style style:name="P48" style:parent-style-name="Normal" style:family="paragraph">
      <style:text-properties fo:language="en" fo:country="US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Introduction</text:span></text:p>
        </text:list-item>
      </text:list>
      <text:p text:style-name="P3"/>
      <text:list text:style-name="LFO1" text:continue-numbering="true">
        <text:list-item>
          <text:list>
            <text:list-item>
              <text:p text:style-name="P4">Purpose</text:p>
            </text:list-item>
          </text:list>
        </text:list-item>
      </text:list>
      <text:p text:style-name="P5"><text:span text:style-name="T6">With our application we aim to construct a computer based version of a game called ‘</text:span><text:span text:style-name="T7">Upp till bevis’,<text:s/></text:span><text:span text:style-name="T8">which is a board game requiring the teams playing to co</text:span><text:span text:style-name="T9">m</text:span><text:span text:style-name="T10">plete</text:span><text:span text:style-name="T11"><text:s/>missions in order to continue forward on the board, towards the finish line.<text:s/></text:span></text:p>
      <text:list text:style-name="LFO1" text:continue-numbering="true">
        <text:list-item>
          <text:list>
            <text:list-item>
              <text:p text:style-name="P12">General characteristics of application</text:p>
            </text:list-item>
          </text:list>
        </text:list-item>
      </text:list>
      <text:p text:style-name="P13"><text:span text:style-name="T14">This is a multi-player application which is to be used on a computer platform. It will not require a connection to a network and will be<text:s/></text:span><text:span text:style-name="T15">used in social home env</text:span><text:span text:style-name="T16">i</text:span><text:span text:style-name="T17">ronments.</text:span></text:p>
      <text:p text:style-name="P18"><text:span text:style-name="T19">The application will require at least 2 teams of 2 players, but will be able to ma</text:span><text:span text:style-name="T20">n</text:span><text:span text:style-name="T21">age 8 teams. Any amount of players can be a part of a team, it will not affect the application at all. The game is turn based, and will req</text:span><text:span text:style-name="T22">uire the teams to approve each other’s missions in order for the game to work. For completing a mission, the program will have a time limit of 30 seconds, but besides this, there will be no time constraints at all.<text:s/></text:span></text:p>
      <text:p text:style-name="P23">The game will end once a team has made it round the board, or if the game is cancelled manually. <text:s text:c="2"/></text:p>
      <text:list text:style-name="LFO1" text:continue-numbering="true">
        <text:list-item>
          <text:list>
            <text:list-item>
              <text:p text:style-name="P24">Scope o the system</text:p>
            </text:list-item>
          </text:list>
        </text:list-item>
      </text:list>
      <text:p text:style-name="P25">System will allow 2-8 teams. There will be no computer-player.</text:p>
      <text:p text:style-name="P26"><text:span text:style-name="T27">Application</text:span><text:span text:style-name="T28"><text:s/>will not keep track of highscore etc.<text:s/></text:span></text:p>
      <text:p text:style-name="P29">Possibility to choose level of game has been discussed but not<text:s/>yet decided upon.</text:p>
      <text:p text:style-name="P30">Possibility to save game.</text:p>
      <text:p text:style-name="P31"/>
      <text:list text:style-name="LFO1" text:continue-numbering="true">
        <text:list-item>
          <text:list>
            <text:list-item>
              <text:p text:style-name="P32"><text:span text:style-name="T33">Objectives and success</text:span><text:span text:style-name="T34"><text:s/>criteria</text:span></text:p>
            </text:list-item>
          </text:list>
        </text:list-item>
      </text:list>
      <text:p text:style-name="P35">The applications should function for a game which can be considered within the frame of what the game should manage.</text:p>
      <text:p text:style-name="P36">The graphical user interface is to be of such quality that the<text:s/>user at all times knows who’s turn it is, what stage is present and what he/she is supposed to do.<text:s/></text:p>
      <text:p text:style-name="P37">LÄGGA TILL DET SOM PUNKT ATT OM SI OCH SÅ ÄR AVKLARAT kan vi lägga till levels, slumpade kategorier ist f bestämda, ge olika lag olika idsbegränsningar, ha<text:s/>ledtrådar etc etc</text:p>
      <text:list text:style-name="LFO1" text:continue-numbering="true">
        <text:list-item>
          <text:list>
            <text:list-item>
              <text:p text:style-name="P38">What can we do with the system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39">GUI, graphical user interface.</text:p>
            </text:list-item>
            <text:list-item>
              <text:p text:style-name="P40">Java, platform independent programming language.</text:p>
            </text:list-item>
            <text:list-item>
              <text:p text:style-name="P41">JRE, the Java Runtime Environment. Additional software needed to run a Java application.</text:p>
            </text:list-item>
            <text:list-item>
              <text:p text:style-name="P42">Start new game.</text:p>
            </text:list-item>
            <text:list-item>
              <text:p text:style-name="P43">Decide how many teams<text:s/>are participating.</text:p>
            </text:list-item>
            <text:list-item>
              <text:p text:style-name="P44">Abort game in middle.</text:p>
            </text:list-item>
            <text:list-item>
              <text:p text:style-name="P45">Save game and restart it at previous point</text:p>
            </text:list-item>
            <text:list-item>
              <text:p text:style-name="P46">As it will be th users approval which will pass och fail the mission attempted by other team(s), a undo button</text:p>
            </text:list-item>
          </text:list>
        </text:list-item>
      </text:list>
      <text:list text:style-name="LFO1" text:continue-numbering="true">
        <text:list-item>
          <text:list>
            <text:list-item>
              <text:p text:style-name="P47">Other criteria to judge the operation of a system</text:p>
            </text:list-item>
          </text:list>
        </text:list-item>
      </text:list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weight="bold" style:font-weight-asian="bold" style:font-weight-complex="bold" fo:font-style="italic" style:font-style-asian="italic" style:font-style-complex="italic" fo:color="#4F81BD"/>
    </style:style>
    <style:style style:name="Bokenstitel" style:display-name="Bokens titel" style:family="text" style:parent-style-name="Standardstycketeckensnitt">
      <style:text-properties fo:font-weight="bold" style:font-weight-asian="bold" style:font-weight-complex="bold" fo:font-variant="small-caps" fo:letter-spacing="0.0034in"/>
    </style:style>
    <style:style style:name="Stark" style:display-name="Stark" style:family="text" style:parent-style-name="Standardstycketeckensnitt">
      <style:text-properties fo:font-weight="bold" style:font-weight-asian="bold" style:font-weight-complex="bold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style:style style:name="Underrubrik" style:display-name="Underrubrik" style:family="paragraph" style:parent-style-name="Normal" style:next-style-name="Normal">
      <style:text-properties style:font-name-asian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derrubrikChar" style:display-name="Underrubrik Char" style:family="text" style:parent-style-name="Standardstycketeckensnitt">
      <style:text-properties style:font-name="Calibri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Ballongtext" style:display-name="Ballong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ngtextChar" style:display-name="Ballongtext Char" style:family="text" style:parent-style-name="Standardstycketeckensnitt">
      <style:text-properties style:font-name="Tahoma" style:font-name-complex="Tahoma" fo:font-size="8pt" style:font-size-asian="8pt" style:font-size-complex="8pt"/>
    </style:style>
    <style:style style:name="Beskrivning" style:display-name="Beskrivning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2LVL2" text:bullet-char="">
        <style:list-level-properties text:space-before="0.25in" text:min-label-width="0.3in"/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no</meta:initial-creator>
    <dc:creator>Madeleine Appert</dc:creator>
    <meta:creation-date>2012-03-20T15:32:00Z</meta:creation-date>
    <dc:date>2012-03-20T15:32:00Z</dc:date>
    <meta:print-date>2012-01-25T10:45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52" meta:character-count="2218" meta:row-count="15" meta:non-whitespace-character-count="1870"/>
  </office:meta>
</office:document-meta>
</file>